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13cm" fo:margin-left="0cm" fo:margin-right="-0.012cm" fo:break-before="auto" fo:break-after="auto" table:align="margins"/>
    </style:style>
    <style:style style:name="Tableau1.A" style:family="table-column">
      <style:table-column-properties style:column-width="0.953cm" style:rel-column-width="540*"/>
    </style:style>
    <style:style style:name="Tableau1.B" style:family="table-column">
      <style:table-column-properties style:column-width="16.06cm" style:rel-column-width="9105*"/>
    </style:style>
    <style:style style:name="Tableau1.1" style:family="table-row">
      <style:table-row-properties style:keep-together="false" fo:keep-together="always"/>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e6e6ff" fo:padding="0.097cm" fo:border="0.002cm solid #000000">
        <style:background-image/>
      </style:table-cell-properties>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margin-top="0cm" fo:margin-bottom="0.499cm"/>
    </style:style>
    <style:style style:name="P2" style:family="paragraph" style:parent-style-name="Standard" style:list-style-name="L5">
      <style:paragraph-properties fo:margin-top="0cm" fo:margin-bottom="0cm"/>
    </style:style>
    <style:style style:name="P3" style:family="paragraph" style:parent-style-name="Text_20_body" style:list-style-name="L5"/>
    <style:style style:name="P4" style:family="paragraph" style:parent-style-name="Text_20_body" style:list-style-name="L4">
      <style:paragraph-properties fo:margin-top="0cm" fo:margin-bottom="0cm"/>
    </style:style>
    <style:style style:name="P5" style:family="paragraph" style:parent-style-name="Text_20_body" style:list-style-name="L5">
      <style:paragraph-properties fo:margin-top="0cm" fo:margin-bottom="0cm"/>
    </style:style>
    <style:style style:name="P6" style:family="paragraph" style:parent-style-name="Text_20_body" style:list-style-name="L5">
      <style:paragraph-properties fo:margin-top="0cm" fo:margin-bottom="0cm"/>
      <style:text-properties fo:background-color="#ffff00"/>
    </style:style>
    <style:style style:name="T1" style:family="text">
      <style:text-properties style:text-underline-style="solid" style:text-underline-width="auto" style:text-underline-color="font-color" fo:font-weight="bold" fo:background-color="#ffff00" style:font-weight-asian="bold" style:font-weight-complex="bold"/>
    </style:style>
    <style:style style:name="T2" style:family="text">
      <style:text-properties fo:background-color="#ffff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Contents">#</text:p>
            </table:table-cell>
            <table:table-cell table:style-name="Tableau1.B1" office:value-type="string">
              <text:p text:style-name="Table_20_Contents">Commentaires</text:p>
            </table:table-cell>
          </table:table-row>
        </table:table-header-rows>
        <table:table-row table:style-name="Tableau1.1">
          <table:table-cell table:style-name="Tableau1.A2" office:value-type="float" office:value="1">
            <text:p text:style-name="Table_20_Contents">1</text:p>
          </table:table-cell>
          <table:table-cell table:style-name="Tableau1.B2" office:value-type="string">
            <text:list xml:id="list2090513673" text:style-name="L4">
              <text:list-item>
                <text:p text:style-name="P4">Dans la nuit, lorsqu'on regarde le ciel, on voit plein d'étoiles. Mais à bien y regarder, l'espace est peuplé de nombreux objets célestes.  </text:p>
              </text:list-item>
            </text:list>
          </table:table-cell>
        </table:table-row>
        <table:table-row table:style-name="Tableau1.1">
          <table:table-cell table:style-name="Tableau1.A2" office:value-type="float" office:value="2">
            <text:p text:style-name="Table_20_Contents">2</text:p>
          </table:table-cell>
          <table:table-cell table:style-name="Tableau1.B2" office:value-type="string">
            <text:list xml:id="list643995504" text:style-name="L5">
              <text:list-item>
                <text:p text:style-name="P5">Effectivement, il y a par exemple <text:span text:style-name="T2">la lune, notre satellite naturel</text:span>! La lune est facile à observer, nos yeux ou une paire de jumelle suffit, il y a des <text:span text:style-name="T2">mers</text:span>, des <text:span text:style-name="T2">cratères</text:span>, on peut passer des heures à regarder la lune!</text:p>
              </text:list-item>
            </text:list>
          </table:table-cell>
        </table:table-row>
        <table:table-row table:style-name="Tableau1.1">
          <table:table-cell table:style-name="Tableau1.A2" office:value-type="float" office:value="3">
            <text:p text:style-name="Table_20_Contents">3</text:p>
          </table:table-cell>
          <table:table-cell table:style-name="Tableau1.B2" office:value-type="string">
            <text:list xml:id="list1895922638" text:continue-numbering="true" text:style-name="L5">
              <text:list-item>
                <text:p text:style-name="P5"><text:span text:style-name="T2">Notre soleil aussi est une étoile</text:span>, d'ailleurs une étoile est un soleil. Le soleil brille tandis que les planètes sont éclairées par le soleil! D'ailleurs, il y a une <text:span text:style-name="T2">astuce pour reconnaître une étoile d'une planète </text:span>: une planète ne scintille pas dans la nuit, à l'inverse des étoiles. Les planètes que nous voyons dans la nuit ainsi que notre bonne vieille terre gravitent autour de notre soleil,<text:span text:style-name="T2"> on appelle ça un système solaire! </text:span></text:p>
              </text:list-item>
            </text:list>
          </table:table-cell>
        </table:table-row>
        <table:table-row table:style-name="Tableau1.1">
          <table:table-cell table:style-name="Tableau1.A2" office:value-type="float" office:value="4">
            <text:p text:style-name="Table_20_Contents">4</text:p>
          </table:table-cell>
          <table:table-cell table:style-name="Tableau1.B2" office:value-type="string">
            <text:list xml:id="list583383737" text:continue-numbering="true" text:style-name="L5">
              <text:list-item>
                <text:p text:style-name="P5">Les planètes de notre système sont<text:span text:style-name="T2"> visibles, tandis que les planètes des autres systèmes ne peuvent être observées sans des moyens très sophistiqués!</text:span> Imagine qu'il faille observer une bille devant une lampe à forte puissance en Angleterre! </text:p>
              </text:list-item>
              <text:list-item>
                <text:p text:style-name="P5">Donc les planètes que nous voyons sont donc celles de notre système, si on part du soleil  </text:p>
              </text:list-item>
              <text:list-item>
                <text:p text:style-name="P5">Tu veux dire, si on prend le sentier des planètes ? </text:p>
              </text:list-item>
              <text:list-item>
                <text:p text:style-name="P5">Oui, <text:s/>tout à fait, le sentier des planètes permet de se faire une excellente idée des tailles mises en jeu dans le système solaire. Si on part du soleil qui est au centre su système, la première planète est <text:span text:style-name="T2">Mercure</text:span>, très petite et très chaude sur sa face éclairée (427°) ou très froide (-183°). On peut l'observer le soir juste après le coucher du soleil ou le matin juste avant le lever. </text:p>
              </text:list-item>
              <text:list-item>
                <text:p text:style-name="P5">Ensuite il y a <text:span text:style-name="T2">Vénus</text:span>, c'est l'étoile la plus brillante que l'ont voit le soir en ce moment. Vénus est encore plus chaude à sa surface que Mercure car son atmosphère est composée de gaz carbonique : c'est l'effet de serre. Elle est si chaude qu'on pourrait faire fondre du plomb à sa surface </text:p>
              </text:list-item>
              <text:list-item>
                <text:p text:style-name="P5">Puis il y a notre <text:span text:style-name="T2">Terre</text:span> ! </text:p>
              </text:list-item>
              <text:list-item>
                <text:p text:style-name="P5">Oui, qui a d'ailleurs à peu près la même taille que Vénus. <text:s/>Après notre Terre, se trouve la planète rouge : <text:span text:style-name="T2">Mars</text:span>. Mars est très étudiée en ce moment, on y a envoyé plusieurs véhicules robotisés. On a trouvé de l'eau sur mars avec une Sonde et on étudie un grand nombre de phénomène de cette planète. Mars dispose de deux Lunes. De mercure jusqu'à Mars, les planètes sont principalement faites de rochers on parle de <text:span text:style-name="T2">planètes telluriques</text:span> , au delà les planètes sont toutes <text:span text:style-name="T2">gazeuses</text:span>. </text:p>
              </text:list-item>
              <text:list-item>
                <text:p text:style-name="P5">Effectivement la plus grosse planète du système solaire suit mars, il s'agit de <text:span text:style-name="T2">Jupiter</text:span>! En ce moment d'ailleurs <text:span text:style-name="T2">Jupiter est très proche de la terre</text:span>, cela ne se renouvellera que dans 50 ans; c'est le moment idéal de la prendre en photo au télescope d'ailleurs. Jupiter est une planète gazeuse disposant de plusieurs satellites naturels. Encore un peu plus loin se trouve <text:span text:style-name="T2">Saturne</text:span>, avec ses annaux de glace. En ce moment Saturne est étudié par la sonde Cassini qui nous rapporte des photos fantastiques! Beaucoup plus loin, on trouve <text:span text:style-name="T2">Uranus</text:span> qui a elle aussi des anneaux . Uranus est une planète bleue. Elle aussi bleue, la dernière planète de notre système solaire est <text:span text:style-name="T2">Neptune</text:span>, la seconde plus grosse planète de notre système solaire. </text:p>
              </text:list-item>
              <text:list-item>
                <text:p text:style-name="P5">On peut observer toutes les planètes à l'œil nu sauf Uranus et Neptune qui <text:span text:style-name="T1">nécessitent un instrument.</text:span> Si on veut classer les planètes par leur brillance,  on aurait dans l'ordre  : Vénus, Jupiter, Mars, Mercure et Saturne. Pour <text:span text:style-name="T2">regarder notre terre, nous avons lancé un grand nombre de satellites</text:span> (MeteoSAT et SPOT pour ne citer que les plus connus)</text:p>
              </text:list-item>
            </text:list>
          </table:table-cell>
        </table:table-row>
        <table:table-row table:style-name="Tableau1.1">
          <table:table-cell table:style-name="Tableau1.A2" office:value-type="float" office:value="5">
            <text:p text:style-name="Table_20_Contents">5</text:p>
          </table:table-cell>
          <table:table-cell table:style-name="Tableau1.B6" office:value-type="string">
            <text:list xml:id="list1560575752" text:continue-numbering="true" text:style-name="L5">
              <text:list-item>
                <text:p text:style-name="P5"><text:span text:style-name="T2">Et en photo,</text:span> voici donc mercure, vénus, la terre, mars </text:p>
              </text:list-item>
              <text:list-item>
                <text:p text:style-name="P5">Jupiter, Saturne, Uranus et Neptune! </text:p>
              </text:list-item>
            </text:list>
          </table:table-cell>
        </table:table-row>
        <text:soft-page-break/>
        <table:table-row table:style-name="Tableau1.1">
          <table:table-cell table:style-name="Tableau1.A2" office:value-type="float" office:value="6">
            <text:p text:style-name="Table_20_Contents">6</text:p>
          </table:table-cell>
          <table:table-cell table:style-name="Tableau1.B2" office:value-type="string">
            <text:list xml:id="list491133710" text:continue-numbering="true" text:style-name="L5">
              <text:list-item>
                <text:p text:style-name="P2"/>
              </text:list-item>
              <text:list-item>
                <text:p text:style-name="P5">N'y a-t-il pas d'autres objets dans le système solaire ?</text:p>
              </text:list-item>
              <text:list-item>
                <text:p text:style-name="P5">Effectivement, il y a les <text:span text:style-name="T2">planètes naines</text:span> comme Pluton et Ceres. </text:p>
              </text:list-item>
              <text:list-item>
                <text:p text:style-name="P5">Des <text:span text:style-name="T2">astéroides</text:span> qui sont regroupés en ceintures : une entre mars et jupiter et l'autre après pluton (la ceinture de kuiper) </text:p>
              </text:list-item>
              <text:list-item>
                <text:p text:style-name="P5">Et les <text:span text:style-name="T2">étoiles filantes</text:span> ! Ce sont des météorites rentrant dans l'atmosphère. </text:p>
              </text:list-item>
              <text:list-item>
                <text:p text:style-name="P5">Les <text:span text:style-name="T2">comètes</text:span> sont des corps un peu plus gros qui chauffés par le soleil libèrent des particules : la queue</text:p>
              </text:list-item>
              <text:list-item>
                <text:p text:style-name="P6">Et où se trouve donc notre système solaire ? </text:p>
              </text:list-item>
            </text:list>
          </table:table-cell>
        </table:table-row>
        <table:table-row table:style-name="Tableau1.1">
          <table:table-cell table:style-name="Tableau1.A2" office:value-type="float" office:value="7">
            <text:p text:style-name="Table_20_Contents">7</text:p>
          </table:table-cell>
          <table:table-cell table:style-name="Tableau1.B2" office:value-type="string">
            <text:list xml:id="list615895420" text:continue-numbering="true" text:style-name="L5">
              <text:list-item>
                <text:p text:style-name="P5">Dans la galaxie que l'on appelle la Voie Lactée. Notre galaxie est en forme de spirale est comprend 2 bras principaux et deux bras secondaires. Au centre on y trouve un trou noir entouré d'un nuage moléculaire . Vue d'en haut, la galaxie tourne dans ce sens</text:p>
              </text:list-item>
              <text:list-item>
                <text:p text:style-name="P3">Nous sommes ici! </text:p>
              </text:list-item>
              <text:list-item>
                <text:p text:style-name="P6">Mais à part notre système solaire, qu'il y a-t-il d'autre dans notre galaxie ? </text:p>
              </text:list-item>
            </text:list>
          </table:table-cell>
        </table:table-row>
        <table:table-row table:style-name="Tableau1.1">
          <table:table-cell table:style-name="Tableau1.A2" office:value-type="float" office:value="8">
            <text:p text:style-name="Table_20_Contents">8</text:p>
          </table:table-cell>
          <table:table-cell table:style-name="Tableau1.B2" office:value-type="string">
            <text:list xml:id="list211861521" text:continue-numbering="true" text:style-name="L5">
              <text:list-item>
                <text:p text:style-name="P5">Principalement des étoiles. Il y en a environ 200 milliards dans la Galaxie. Ce sont elles que l'on voit dans le ciel. </text:p>
              </text:list-item>
              <text:list-item>
                <text:p text:style-name="P5">Comme notre Soleil, ces étoiles peuvent posséder leur propre système solaire avec notamment des planètes (peut-être habitables, qui sait ? Mais de toute façon elles sont trop éloignées.) </text:p>
              </text:list-item>
              <text:list-item>
                <text:p text:style-name="P5">Les étoiles peuvent être de différentes <text:span text:style-name="T2">tailles et couleurs </text:span>selon leur masse initiale et leur âge. Par exemples, on peut observer des (super)géantes rouges et bleues ainsi que des naines jaunes, rouges, brunes ou encore blanche. <text:s/>Seules les naines noires mais les astronomes ont calculé la position de certaines d'entre-elles.</text:p>
              </text:list-item>
              <text:list-item>
                <text:p text:style-name="P5">Mais il n'y a pas que des étoiles dans la Galaxie : on peut également voir des <text:span text:style-name="T2">objets diffus,</text:span> un peu comme des tâches. <text:span text:style-name="T2"><text:s/>Mais nous y reviendrons un peu plus tard.</text:span></text:p>
              </text:list-item>
            </text:list>
          </table:table-cell>
        </table:table-row>
        <table:table-row table:style-name="Tableau1.1">
          <table:table-cell table:style-name="Tableau1.A2" office:value-type="float" office:value="9">
            <text:p text:style-name="Table_20_Contents">9</text:p>
          </table:table-cell>
          <table:table-cell table:style-name="Tableau1.B2" office:value-type="string">
            <text:list xml:id="list1438272961" text:continue-numbering="true" text:style-name="L5">
              <text:list-item>
                <text:p text:style-name="P5">De temps en temps, on peut observer dans le ciel ce qu'on appelle des <text:span text:style-name="T2">supernovæ</text:span>. Une <text:span text:style-name="T2">supernova est l'explosion d'une étoile</text:span> très massive arrivée à la fin de sa vie. Cette explosion est d'une violence inimaginable, à tel point que malgré la distance qui nous sépare, on peut parfois les voir en plein jour pendant une durée qui va de quelques heures à quelques jours. Lors de cette explosion, de la matière issue de l'étoile est éjectée à des vitesses extrêmes ce qui contribue notamment à la formation de nouvelles étoiles. </text:p>
              </text:list-item>
              <text:list-item>
                <text:p text:style-name="P5">Heureusement pour nous, <text:span text:style-name="T2">le Soleil ne finira</text:span> pas en supernova, n'est-ce pas Vincent (ou JC) ? </text:p>
              </text:list-item>
              <text:list-item>
                <text:p text:style-name="P5">Tout à fait JC (resp. Vincent), le Soleil n'est pas assez massif. Mais de toute façon, le <text:span text:style-name="T2">Soleil en a encore pour 4,5 milliards d'années à vivre.</text:span>.. </text:p>
              </text:list-item>
              <text:list-item>
                <text:p text:style-name="P6">Dis-moi ..., quels sont les objets diffus dont on a parlé tout à l'heure ? </text:p>
              </text:list-item>
            </text:list>
          </table:table-cell>
        </table:table-row>
        <table:table-row table:style-name="Tableau1.1">
          <table:table-cell table:style-name="Tableau1.A2" office:value-type="float" office:value="10">
            <text:p text:style-name="Table_20_Contents">10</text:p>
          </table:table-cell>
          <table:table-cell table:style-name="Tableau1.B2" office:value-type="string">
            <text:list xml:id="list152633762" text:continue-numbering="true" text:style-name="L5">
              <text:list-item>
                <text:p text:style-name="P5">Tout d'abord, ce peuvent être des <text:span text:style-name="T2">amas stellaires (ou d'étoiles) </text:span>qui peuvent être soit ouverts soit globulaires.</text:p>
              </text:list-item>
              <text:list-item>
                <text:p text:style-name="P5"><text:span text:style-name="T2"><text:s/>Les amas ouverts </text:span>sont des lieux privilégiés de formation stellaire. Par conséquent, ils sont majoritairement constitués d'étoiles jeunes. </text:p>
              </text:list-item>
              <text:list-item>
                <text:p text:style-name="P5"><text:span text:style-name="T2">Les amas globulaires</text:span>, quant à eux, sont plus anciens et contiennent donc principalement de vieilles étoiles (comme des géantes rouges). <text:s/>On voit d'ailleurs sur cette photo ces fameuses étoiles rouges !</text:p>
              </text:list-item>
            </text:list>
          </table:table-cell>
        </table:table-row>
        <text:soft-page-break/>
        <table:table-row table:style-name="Tableau1.1">
          <table:table-cell table:style-name="Tableau1.A2" office:value-type="float" office:value="11">
            <text:p text:style-name="Table_20_Contents">11</text:p>
          </table:table-cell>
          <table:table-cell table:style-name="Tableau1.B2" office:value-type="string">
            <text:list xml:id="list1283375059" text:continue-numbering="true" text:style-name="L5">
              <text:list-item>
                <text:p text:style-name="P5">Il existe aussi des <text:span text:style-name="T2">nébuleuses</text:span>, c'est-à-dire des nuages moléculaires qui n'émettent pas leur propre lumière mais diffusent celle des étoiles qui les entourent. <text:s/>Comme dans les concerts, le projecteurs allument la fumée !</text:p>
              </text:list-item>
              <text:list-item>
                <text:p text:style-name="P5">Mais <text:span text:style-name="T2">qu'est-ce qu'un nuage "moléculaire" ? </text:span></text:p>
              </text:list-item>
              <text:list-item>
                <text:p text:style-name="P5">C'est un nuage<text:span text:style-name="T2"> constitué principalement de gaz</text:span> (qui n'est pas ionisé, contrairement à la matière que l'on trouve à l'intérieur des étoiles). Quand ces nuages sont suffisamment denses (que ses atomes sont suffisamment proches les uns des autres), ils peuvent conduire à la naissance d'étoiles. Les atomes regroupés attirent les atomes proches un peu comme un aimant, plus le regroupement est lourd, plus les atomes éloignés peuvent être attirés. <text:span text:style-name="T2">On appelle cela la gravité </text:span>!</text:p>
              </text:list-item>
              <text:list-item>
                <text:p text:style-name="P5">Les nébuleuses peuvent provenir de la mort d'une étoile. En effet, arrivées à un certain stade de leur évolution, des étoiles peuvent s'effondrer sur elles-mêmes en expulsant leurs couches externes. On obtient alors ce qu'on appelle une <text:span text:style-name="T2">nébuleuse planétaire</text:span>. Sur cette image, vous pouvez voir au centre du nuage une toute petite étoile. C'est celle qui s'est effondrée (une naine blanche). </text:p>
              </text:list-item>
            </text:list>
          </table:table-cell>
        </table:table-row>
        <table:table-row table:style-name="Tableau1.1">
          <table:table-cell table:style-name="Tableau1.A2" office:value-type="float" office:value="12">
            <text:p text:style-name="Table_20_Contents">12</text:p>
          </table:table-cell>
          <table:table-cell table:style-name="Tableau1.B2" office:value-type="string">
            <text:list xml:id="list363088581" text:continue-numbering="true" text:style-name="L5">
              <text:list-item>
                <text:p text:style-name="P5">Pour en revenir au centre de la galaxie,<text:span text:style-name="T2"> un nuage moléculaire entoure le trou noir central.</text:span> Vu de la Terre, ce nuage, situé dans la constellation du Sagittaire, occupe 10µs d'arc. Pour avoir un ordre d'idée, cela revient à observer d'un cheveu se trouvant à Tunis (1000km)</text:p>
              </text:list-item>
            </text:list>
          </table:table-cell>
        </table:table-row>
        <table:table-row table:style-name="Tableau1.1">
          <table:table-cell table:style-name="Tableau1.A2" office:value-type="float" office:value="13">
            <text:p text:style-name="Table_20_Contents">13</text:p>
          </table:table-cell>
          <table:table-cell table:style-name="Tableau1.B2" office:value-type="string">
            <text:list xml:id="list1066650784" text:continue-numbering="true" text:style-name="L5">
              <text:list-item>
                <text:p text:style-name="P5">La <text:span text:style-name="T2">Voie Lactée n'est pas la seule galaxi</text:span>e de l'Univers. Il en existe de formes diverses. </text:p>
              </text:list-item>
              <text:list-item>
                <text:p text:style-name="P5">En effet, elles peuvent être par exemple elliptiques ou spirale, comme la notre. </text:p>
              </text:list-item>
              <text:list-item>
                <text:p text:style-name="P5">Les galaxies sont<text:span text:style-name="T2"> regroupées en amas</text:span>. Le nôtre s'appelle l<text:span text:style-name="T2">'Amas Local </text:span>et contient notamment, outre la Voie Lactée, la galaxie d'Andromède ainsi que les nuages de Magellan. </text:p>
              </text:list-item>
              <text:list-item>
                <text:p text:style-name="P5">Ces amas eux-mêmes sont <text:span text:style-name="T2">regroupés en super-amas</text:span>. On parle ainsi du Super-amas Local, avec entre autres l'Amas Local et celui de la Vierge. </text:p>
              </text:list-item>
            </text:list>
          </table:table-cell>
        </table:table-row>
        <table:table-row table:style-name="Tableau1.1">
          <table:table-cell table:style-name="Tableau1.A2" office:value-type="float" office:value="14">
            <text:p text:style-name="Table_20_Contents">14</text:p>
          </table:table-cell>
          <table:table-cell table:style-name="Tableau1.B2" office:value-type="string">
            <text:list xml:id="list1212920639" text:continue-numbering="true" text:style-name="L5">
              <text:list-item>
                <text:p text:style-name="P5">Voilà, cette présentation est terminée ! Merci pour votre attention ! </text:p>
              </text:list-item>
              <text:list-item>
                <text:p text:style-name="P3">Il nous reste un peu de temps (ou pas). Est-ce que certains d'entre vous auraient des questions sur cette présentation ? </text:p>
              </text:list-item>
            </text:list>
          </table:table-cell>
        </table:table-row>
      </table:table>
      <text:list xml:id="list1625794887" text:continue-numbering="true" text:style-name="L5">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an-Christophe Arnu</meta:initial-creator>
    <meta:creation-date>2010-09-18T14:16:08</meta:creation-date>
    <dc:date>2010-09-18T17:01:12</dc:date>
    <dc:creator>Jean-Christophe Arnu</dc:creator>
    <meta:editing-duration>PT00H06M24S</meta:editing-duration>
    <meta:editing-cycles>2</meta:editing-cycles>
    <meta:generator>OpenOffice.org/3.2$Unix OpenOffice.org_project/320m12$Build-9483</meta:generator>
    <meta:printed-by>Jean-Christophe Arnu</meta:printed-by>
    <meta:print-date>2010-09-18T16:57:34</meta:print-date>
    <meta:document-statistic meta:table-count="1" meta:image-count="0" meta:object-count="0" meta:page-count="3" meta:paragraph-count="61" meta:word-count="1507" meta:character-count="8588"/>
  </office:meta>
</office:document-meta>
</file>